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0.85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641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d773a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8d5a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d773a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d8d5a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8" style:family="table-cell" style:parent-style-name="Default">
      <style:table-cell-properties fo:border-bottom="0.99pt solid #000000" fo:background-color="#fd773a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99pt solid #000000" fo:background-color="#fd8d5a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span text:style-name="T1">Horario de rutina técnico: Locura I (Nivel 8) [PATRÓN SOCIALXPRESS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8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9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3">09:00hs</text:span></text:p>
            <text:p><text:span text:style-name="T3">-</text:span></text:p>
            <text:p><text:span text:style-name="T3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3">09:00hs</text:span></text:p>
            <text:p><text:span text:style-name="T3">-</text:span></text:p>
            <text:p><text:span text:style-name="T3">10:00hs</text:span></text:p>
          </table:table-cell>
          <table:table-cell office:value-type="string" calcext:value-type="string">
            <text:p><text:span text:style-name="T3">09:00hs</text:span></text:p>
            <text:p><text:span text:style-name="T3">-</text:span></text:p>
            <text:p><text:span text:style-name="T3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00hs:Desayuno</text:p>
            <text:p><text:span text:style-name="T2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2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10:00hs:</text:span></text:p>
            <text:p><text:span text:style-name="T3">Código Libre </text:span></text:p>
            <text:p><text:span text:style-name="T4">10:40hs</text:span></text:p>
          </table:table-cell>
          <table:table-cell table:style-name="Default"/>
          <table:table-cell office:value-type="string" calcext:value-type="string">
            <text:p><text:span text:style-name="T3">10:00hs:</text:span></text:p>
            <text:p><text:span text:style-name="T3">Código Libre </text:span></text:p>
            <text:p><text:span text:style-name="T4">11:35hs</text:span></text:p>
          </table:table-cell>
          <table:table-cell office:value-type="string" calcext:value-type="string">
            <text:p><text:span text:style-name="T3">08:30hs:</text:span></text:p>
            <text:p><text:span text:style-name="T3">Proyecto </text:span></text:p>
            <text:p><text:span text:style-name="T3">Sonda</text:span>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9">
          <table:table-cell/>
          <table:table-cell office:value-type="string" calcext:value-type="string">
            <text:p>10:40hs:</text:p>
            <text:p>Proyecto </text:p>
            <text:p>Sonda</text:p>
            <text:p><text:span text:style-name="T2">11:50hs</text:span></text:p>
          </table:table-cell>
          <table:table-cell table:number-columns-repeated="3"/>
          <table:table-cell office:value-type="string" calcext:value-type="string">
            <text:p><text:span text:style-name="T3">10:20hs:</text:span></text:p>
            <text:p><text:span text:style-name="T3">Proyecto </text:span></text:p>
            <text:p><text:span text:style-name="T3">Sonda</text:span></text:p>
            <text:p><text:span text:style-name="T2">10:40hs</text:span></text:p>
          </table:table-cell>
          <table:table-cell office:value-type="string" calcext:value-type="string">
            <text:p>10:30hs:</text:p>
            <text:p><text:span text:style-name="T3">Tiempo</text:span></text:p>
            <text:p><text:span text:style-name="T3">Multi-usos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2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 table:number-columns-repeated="2"/>
          <table:table-cell office:value-type="string" calcext:value-type="string">
            <text:p><text:span text:style-name="T3">10:40hs:</text:span></text:p>
            <text:p><text:span text:style-name="T3">Espacio de</text:span></text:p>
            <text:p><text:span text:style-name="T3">Juego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<text:span text:style-name="T3">10:00hs:</text:span></text:p>
            <text:p><text:span text:style-name="T3">Proyecto </text:span></text:p>
            <text:p><text:span text:style-name="T3">Sonda</text:span></text:p>
            <text:p><text:span text:style-name="T2">10:30hs</text:span></text:p>
          </table:table-cell>
          <table:table-cell office:value-type="string" calcext:value-type="string">
            <text:p><text:span text:style-name="T3">11:00hs:</text:span></text:p>
            <text:p><text:span text:style-name="T3">Proyecto </text:span></text:p>
            <text:p><text:span text:style-name="T3">Sonda</text:span></text:p>
            <text:p><text:span text:style-name="T2">11:35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40hs:</text:span></text:p>
            <text:p><text:span text:style-name="T3">Momento de</text:span></text:p>
            <text:p><text:span text:style-name="T3">Redes Sociales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<text:span text:style-name="T3">10:30hs:</text:span></text:p>
            <text:p><text:span text:style-name="T3">Proyecto </text:span></text:p>
            <text:p><text:span text:style-name="T3">Sonda</text:span></text:p>
            <text:p><text:span text:style-name="T4">-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table:number-columns-repeated="3"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2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6:0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-15:2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3">15:30hs:</text:span></text:p>
            <text:p><text:span text:style-name="T3">Proyecto </text:span></text:p>
            <text:p><text:span text:style-name="T3">Sonda</text:span></text:p>
            <text:p><text:span text:style-name="T4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2">15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6:00hs:</text:span></text:p>
            <text:p><text:span text:style-name="T3">Proyecto </text:span></text:p>
            <text:p><text:span text:style-name="T3">Sonda</text:span></text:p>
            <text:p><text:span text:style-name="T4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2">17:1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</text:span></text:p>
            <text:p><text:span text:style-name="T3">Sonda</text:span></text:p>
            <text:p><text:span text:style-name="T4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<text:span text:style-name="T3">15:40hs:</text:span></text:p>
            <text:p><text:span text:style-name="T3">Proyecto </text:span></text:p>
            <text:p><text:span text:style-name="T3">Sonda</text:span></text:p>
            <text:p><text:span text:style-name="T4">-16:4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aseo</text:span></text:p>
            <text:p><text:span text:style-name="T3">Vespertino</text:span></text:p>
            <text:p><text:span text:style-name="T2">18:00hs</text:span></text:p>
          </table:table-cell>
          <table:table-cell office:value-type="string" calcext:value-type="string">
            <text:p><text:span text:style-name="T3">16:40hs:</text:span></text:p>
            <text:p><text:span text:style-name="T3">Código Libre 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20hs</text:span></text:p>
          </table:table-cell>
          <table:table-cell office:value-type="string" calcext:value-type="string">
            <text:p><text:span text:style-name="T3">18:00hs:</text:span></text:p>
            <text:p><text:span text:style-name="T3">Momento</text:span></text:p>
            <text:p><text:span text:style-name="T3">Social</text:span></text:p>
            <text:p><text:span text:style-name="T3">Vespertino</text:span></text:p>
            <text:p><text:span text:style-name="T2">19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20:00hs:</text:span></text:p>
            <text:p><text:span text:style-name="T3">Momento</text:span></text:p>
            <text:p><text:span text:style-name="T3">Social</text:span></text:p>
            <text:p><text:span text:style-name="T3">Nocturno</text:span></text:p>
            <text:p><text:span text:style-name="T2">20:30hs</text:span></text:p>
          </table:table-cell>
          <table:table-cell office:value-type="string" calcext:value-type="string">
            <text:p><text:span text:style-name="T3">20:20hs:</text:span></text:p>
            <text:p><text:span text:style-name="T3">Proyecto </text:span></text:p>
            <text:p><text:span text:style-name="T3">Sonda</text:span></text:p>
            <text:p><text:span text:style-name="T2">22:20hs</text:span></text:p>
          </table:table-cell>
          <table:table-cell office:value-type="string" calcext:value-type="string">
            <text:p><text:span text:style-name="T3">19:20hs:</text:span></text:p>
            <text:p><text:span text:style-name="T3">Espacio de</text:span></text:p>
            <text:p><text:span text:style-name="T3">Juego</text:span></text:p>
            <text:p><text:span text:style-name="T2">22:20hs</text:span></text:p>
          </table:table-cell>
          <table:table-cell office:value-type="string" calcext:value-type="string">
            <text:p><text:span text:style-name="T3">19:3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22:30hs:</text:span></text:p>
            <text:p><text:span text:style-name="T3">Proyecto </text:span></text:p>
            <text:p><text:span text:style-name="T3">Sonda</text:span></text:p>
            <text:p><text:span text:style-name="T4">22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 </text:span></text:p>
            <text:p><text:span text:style-name="T3">Sonda</text:span></text:p>
            <text:p><text:span text:style-name="T4">22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 </text:span></text:p>
            <text:p><text:span text:style-name="T3">Sonda</text:span></text:p>
            <text:p><text:span text:style-name="T4">23:20hs</text:span></text:p>
          </table:table-cell>
          <table:table-cell office:value-type="string" calcext:value-type="string">
            <text:p>21:30hs:Regar el</text:p>
            <text:p>Jardín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7"/>
          <table:covered-table-cell/>
          <table:table-cell table:number-columns-repeated="2"/>
        </table:table-row>
        <table:table-row table:style-name="ro19">
          <table:table-cell/>
          <table:table-cell table:style-name="ce15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<text:span text:style-name="T3">22:00hs</text:span></text:p>
            <text:p><text:span text:style-name="T3">-</text:span></text:p>
            <text:p><text:span text:style-name="T3">00:30hs</text:span>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00hs</text:p>
            <text:p>-</text:p>
            <text:p>00:3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00hs</text:p>
            <text:p>-</text:p>
            <text:p>00:30hs</text:p>
          </table:table-cell>
          <table:table-cell table:style-name="ce42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8:02:32.7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6H12M54S</meta:editing-duration>
    <meta:editing-cycles>80</meta:editing-cycles>
    <meta:generator>LibreOffice/7.3.3.2$Windows_X86_64 LibreOffice_project/d1d0ea68f081ee2800a922cac8f79445e4603348</meta:generator>
    <dc:date>2024-10-11T18:05:23.042000000</dc:date>
    <meta:document-statistic meta:table-count="1" meta:cell-count="96" meta:object-count="0"/>
    <meta:user-defined meta:name="ProgId">Excel.Sheet</meta:user-defined>
  </office:meta>
</office:document-meta>
</file>